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justify" style:justify-single-word="false"/>
      <style:text-properties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pt" style:font-size-asian="1pt" style:font-size-complex="1pt"/>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Heading_20_1">
      <style:paragraph-properties fo:text-align="center" style:justify-single-word="false"/>
      <style:text-properties fo:font-size="22pt" style:font-size-asian="22pt" style:font-size-complex="22pt"/>
    </style:style>
    <style:style style:name="P8" style:family="paragraph" style:parent-style-name="Title" style:master-page-name="Standard">
      <style:paragraph-properties fo:text-align="center" style:justify-single-word="false" style:page-number="auto"/>
      <style:text-properties fo:font-size="26pt" style:text-underline-style="none" style:font-size-asian="26pt"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ללא שם</text:p>
      <text:p text:style-name="P1">{משהו אוונגרדי, מופשט שכזה-כאילו משקף את הדעות שלי לגבי העולם, המלחמות והצלת הדולפינים... ואה, כן: תודה לחברי האקדמיה}</text:p>
      <text:p text:style-name="P1"/>
      <text:p text:style-name="P4"/>
      <text:p text:style-name="P2"/>
      <text:p text:style-name="P3">בין שני הרים, בין שתי גבעות, מצויה לה עיר קטנה ששמה בורבידן. אוכלוסיית בורבידן מתחלקת לשתי קבוצות: א' וב'. הדבר המפריד ביניהם: אותיות. האותיות המפרידות ביניהם: א'... או... ב' אני לא נוקט עמדה, אני פה כמשקיף אובייקטיבי לחלוטין... לא שאני מתחסד! לא, לא, אני אגיד את האמת החצופה והעירומה ישר בפרצוף של... אה... אל תחשבו שאני סוטה או משהו, בבקשה, לא! לא אכפת לי אם היא תהיה לבושה. לא שאני מעדיף אותה לבושה, אני לא הומו. לא שיש משהו רע בלהיות הומו. אני מתנצל אם יש בכך טעם רע שהנחתי שהאמת היא היא. לא שהיא הוא. אני יודע עברית, לא כמו הטיפשים האלו שלא יודעים לכתוב כמו שצריך אפילו שהם נולדו בארץ! לא שיש לי בעיה עם אנשים שלא נולדו בארץ, או עם הארץ בכלל! אני לא אחד מאותם מתנשאים שמתרברבים על איך הם יעזבו את הארץ <text:s/>וייסעו להולנד בהזדמנות הראשונה שיש להם. אין שום דבר רע בהולנד כמובן. ולא! אני לא מנסה להגיד שהארץ שלנו היא הארץ המובטחת והטובה מכל, ושאנחנו עם סגולה והכל, כך שאם פגעתי בכמה הולנדים, אני מצטער. לא שאני חייב להצטער! אף אחד לא מצמיד לי אקדח לרקה! זוהי מדינה חופשית ואני יכול להגיד מה שאני רוצה על ההולנדים! לא שיש לי משהו להגיד על ההולנדים... אל תשנאו אותי... זאת-אומרת... לא! אני לא חייב שכולם יאהבו אותי, אני לא כוכב קולנוע או משהו. לא שיש לי בעיה עם כוכבי-קולנוע! או עם סרטים! או עם טלוויזיה! לא שיש לי משהו רע להגיד... כן! אנשים צריכים לקרוא יותר ספרים. לא שאני שונא בערות! אבל אני לא אהיה האיש שיעצור את הקדמה. לא, לא אני. אני גם לא אתנגד להחזיר עטרה ליושנה... לא רוצה לדרוך למישהו על האצבעות, או לזרות מלח על הפצעים. תראו, באמת... אני לא היפוכונדר. לא שיש לי בעיה עם היפוכונדרים! גם אין לי בעיה עם בעיות! או עם אלגברה בכלל! לא שיש לי בעיה עם אנשים עם בעיות בבעיות או באלגברה בכלל, ככלל, אסור לשפוט אנשים רק לפי ההישגים שלהם! לא שאני אנרכיסט! אני לא, נשבע לכם. לא שאני דתי! אין לי בעיה עם דת, או עם דתיים. אבל כן, אני חושב שהם צריכים לשרת בצבא! בלי להעליב את הדתיים, כמובן.... רק אם הם רוצים. לא שיש לי בעיה עם חובות! מצבי הכלכלי לא רע. לא שאני עשירון עליון! חס וחלילה! אני אספסוף. לא שאני ימיני בדעותיי, אה... או, אה... מפי"אניק, או המרכז! לא, אני לא תומך בשום-פנים ואופן במפלגת המרכז, וחושב שעצם הרעיון של מרכז הוא ניסיון טיפשי להתחבב על בוחרי שתי המפלגות הגדולות! לא שיש לי בעיה עם המרכז... הם מפלגה לגיטימית... אני, אישית, מאוד אוהב אותם.... לא שאני חושב שפוליטיקה היא הדבר היחיד שחשוב או שאפשר לסתום ככה את האוזניים ולא להיות מודע לדברים שמתרחשים סביבך... כלומר, צריך למצוא את שביל הזהב שבאמצע. לא שאני תומך של מפלגת המרכז! או..או..או מתנגד להם!!! אני פשוט רוצה להבהיר את הנקודה ש... לא שיש לי בעיה עם שחורים! אני לא גזען! גם אין לי בעיה עם גזענים... כן! כן יש לי בעיה עם גזענים! כמובן שיש לי בעיה עם גזענים! בלי לפגוע כמובן... לא שיש משהו רע בלפגוע, כלומר, אני דמוקרט! לא נוטר טינה לקומוניסטים. לא שאני מניח שהקומוניסטים לא יעלו יותר לשלטון. מצטער אם העלבתי מישהו. או... משהו. אל תחשבו שאני חושב שקומוניסטים הם דברים. או חיות. לא שיש לי בעיה עם חיות! אני תומך אקולוגי נלהב והכול, אבל לא... אני לא אקשור עצמי לעץ. הייתי הרבה פעמים קשור בחיים שלי! כך שאין לי בעיה עם קשרים. או עם התחייבויות. מילה זו מילה, כמובן! לא שיש לי בעיה עם אותיות! אין לי כלל בעיה עם כל מה שקשור באו... או עם מה שאינו קשור ל.... לא שאני בחור שלילי! או... רואה את העולם בורוד... או בעיה עם ההיפים והשירים שלהם... או עם מוזיקה אלקטרוני... או עם אלקטרו... בכלל... זאת-אומרת כ... אינדיבידואלים... בחברה... </text:p>
      <text:p text:style-name="P3"><text:soft-page-break/>אה... מזכירים לי פה שהסיפור אמור להיות קצר... אז... מה שהתחלתי להגיד... היה ש... שלחלק א' של בורבידן יש אה... אוזניים גדולות יותר מאשר לאוכלוסייה של חלק ב'.... ולכן ה... חצי השני של העיר צוחק עליהם מדיי-פעם...</text:p>
      <text:p text:style-name="P5"/>
      <text:h text:style-name="P7" text:outline-level="1"><text:s/>ס ו ף</text:h>
      <text:p text:style-name="P6">לא שיש לי משהו נגד התחלות חדשות! או ישנות...</text:p>
      <text:p text:style-name="P6">ובכלל אסור לזלזל בזקנים, או לחשוב שהם </text:p>
      <text:p text:style-name="P6">אינשטיינים אחד אחד רק בגלל שהם חיו יותר.</text:p>
      <text:p text:style-name="P6">לא שיש לי בעיה עם אינשטיי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end" style:justify-single-word="false" fo:orphans="2" fo:widows="2" fo:text-indent="0in"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in" fo:margin-right="0in" fo:text-align="center" style:justify-single-word="false" fo:text-indent="0in" style:auto-text-indent="false" fo:keep-with-next="always"/>
      <style:text-properties fo:font-size="16pt" style:font-size-asian="16pt" style:font-size-complex="16pt"/>
    </style:style>
    <style:style style:name="Title" style:family="paragraph" style:parent-style-name="Standard" style:next-style-name="Subtitle" style:class="chapter">
      <style:paragraph-properties fo:margin-left="0in" fo:margin-right="0in" fo:text-align="center" style:justify-single-word="false" fo:text-indent="0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ללא שם</dc:title>
    <meta:initial-creator>Oded</meta:initial-creator>
    <meta:creation-date>2000-10-17T23:19:00</meta:creation-date>
    <dc:creator>Oded</dc:creator>
    <dc:date>2000-10-19T21:41:00</dc:date>
    <meta:editing-cycles>5</meta:editing-cycles>
    <meta:editing-duration>PT01H56M00S</meta:editing-duration>
    <meta:document-statistic meta:table-count="0" meta:image-count="0" meta:object-count="0" meta:page-count="2" meta:paragraph-count="9" meta:word-count="884" meta:character-count="3678"/>
    <meta:generator>OpenOffice.org/3.2$Linux OpenOffice.org_project/320m12$Build-9483</meta:generator>
    <meta:user-defined meta:name="Info 1"/>
    <meta:user-defined meta:name="Info 2"/>
    <meta:user-defined meta:name="Info 3"/>
    <meta:user-defined meta:name="Info 4"/>
  </office:meta>
</office:document-meta>
</file>